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81cm" draw:marker-start-width="0.326cm" draw:marker-end-width="0.32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4.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6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974cm" fo:min-width="4.5cm" fo:padding-top="0.136cm" fo:padding-bottom="0.136cm" fo:padding-left="0.261cm" fo:padding-right="0.261cm" fo:wrap-option="wrap"/>
      <style:paragraph-properties style:writing-mode="lr-tb"/>
    </style:style>
    <style:style style:name="gr7" style:family="graphic" style:parent-style-name="standard">
      <style:graphic-properties svg:stroke-width="0.053cm" svg:stroke-color="#c9211e" draw:marker-start-width="0.284cm" draw:marker-end-width="0.284cm" draw:fill="solid" draw:fill-color="#ff5429" draw:textarea-horizontal-align="justify" draw:textarea-vertical-align="middle" draw:auto-grow-height="false" fo:min-height="0.728cm" fo:min-width="0.078cm" fo:padding-top="0.136cm" fo:padding-bottom="0.136cm" fo:padding-left="0.261cm" fo:padding-right="0.26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/>
      <style:paragraph-properties style:writing-mode="lr-tb"/>
    </style:style>
    <style:style style:name="gr11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0.986cm" fo:min-width="2.501cm" fo:wrap-option="wrap"/>
      <style:paragraph-properties style:writing-mode="lr-tb"/>
    </style:style>
    <style:style style:name="gr12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2.528cm" fo:min-width="6.168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14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/>
      <style:paragraph-properties style:writing-mode="lr-tb"/>
    </style:style>
    <style:style style:name="gr15" style:family="graphic" style:parent-style-name="objectwithoutfill">
      <style:graphic-properties svg:stroke-width="0.081cm" draw:marker-start-width="0.326cm" draw:marker-end-width="0.326cm" svg:stroke-opacity="25%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/>
      <style:paragraph-properties style:writing-mode="lr-tb"/>
    </style:style>
    <style:style style:name="gr17" style:family="graphic" style:parent-style-name="standard">
      <style:graphic-properties svg:stroke-width="0.053cm" svg:stroke-color="#b85c00" draw:marker-start-width="0.284cm" draw:marker-end-width="0.284cm" draw:fill-color="#ff8000" draw:textarea-horizontal-align="justify" draw:textarea-vertical-align="middle" draw:auto-grow-height="false" fo:min-height="0.728cm" fo:min-width="0.078cm" fo:padding-top="0.136cm" fo:padding-bottom="0.136cm" fo:padding-left="0.261cm" fo:padding-right="0.26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19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/>
      <style:paragraph-properties style:writing-mode="lr-tb"/>
    </style:style>
    <style:style style:name="gr20" style:family="graphic" style:parent-style-name="standard">
      <style:graphic-properties svg:stroke-color="#b47804" svg:stroke-opacity="25%" svg:stroke-linecap="round" draw:fill-color="#ffffa6" draw:opacity="25%" draw:textarea-horizontal-align="justify" draw:textarea-vertical-align="middle" draw:auto-grow-height="false" fo:min-height="0.986cm" fo:min-width="2.501cm" fo:wrap-option="wrap"/>
      <style:paragraph-properties style:writing-mode="lr-tb"/>
    </style:style>
    <style:style style:name="gr21" style:family="graphic" style:parent-style-name="objectwithoutfill">
      <style:graphic-properties svg:stroke-width="0.081cm" draw:marker-start-width="0.326cm" draw:marker-end-width="0.326cm" svg:stroke-opacity="25%" draw:fill="none" draw:opacity="25%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3cm" svg:stroke-color="#3465a4" draw:marker-start-width="0.284cm" draw:marker-end-width="0.284cm" svg:stroke-opacity="25%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24" style:family="graphic" style:parent-style-name="objectwithoutfill">
      <style:graphic-properties svg:stroke-width="0.081cm" draw:marker-start="" draw:marker-start-width="0.3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25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/>
      <style:paragraph-properties style:writing-mode="lr-tb"/>
    </style:style>
    <style:style style:name="gr26" style:family="graphic" style:parent-style-name="standard">
      <style:graphic-properties svg:stroke-color="#b47804" svg:stroke-linecap="round" draw:fill-color="#ffffa6" draw:opacity="25%" draw:textarea-horizontal-align="justify" draw:textarea-vertical-align="middle" draw:auto-grow-height="false" fo:min-height="0.986cm" fo:min-width="2.501cm" fo:wrap-option="wrap"/>
      <style:paragraph-properties style:writing-mode="lr-tb"/>
    </style:style>
    <style:style style:name="gr27" style:family="graphic" style:parent-style-name="standard">
      <style:graphic-properties svg:stroke-width="0.053cm" svg:stroke-color="#3465a4" draw:marker-start-width="0.284cm" draw:marker-end-width="0.284cm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29" style:family="graphic" style:parent-style-name="objectwithoutfill">
      <style:graphic-properties svg:stroke-width="0.106cm" svg:stroke-color="#ff4000" draw:marker-start-width="0.364cm" draw:marker-end-width="0.364cm" draw:fill="none" draw:textarea-vertical-align="middle" fo:padding-top="0.163cm" fo:padding-bottom="0.163cm" fo:padding-left="0.288cm" fo:padding-right="0.288cm"/>
    </style:style>
    <style:style style:name="gr30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/>
      <style:paragraph-properties style:writing-mode="lr-tb"/>
    </style:style>
    <style:style style:name="gr31" style:family="graphic" style:parent-style-name="standard">
      <style:graphic-properties draw:stroke="none" draw:fill-color="#81d41a" draw:opacity="40%" draw:textarea-horizontal-align="justify" draw:textarea-vertical-align="middle" draw:auto-grow-height="false" fo:min-height="12.15cm" fo:min-width="5.1cm"/>
    </style:style>
    <style:style style:name="gr32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12.15cm" fo:min-width="5.1cm"/>
    </style:style>
    <style:style style:name="gr33" style:family="graphic" style:parent-style-name="standard">
      <style:graphic-properties draw:stroke="none" draw:fill-color="#81d41a" draw:opacity="16%" draw:textarea-horizontal-align="justify" draw:textarea-vertical-align="middle" draw:auto-grow-height="false" fo:min-height="12.15cm" fo:min-width="5.1cm"/>
    </style:style>
    <style:style style:name="gr3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941cm" fo:min-width="0cm"/>
      <style:paragraph-properties style:writing-mode="lr-tb"/>
    </style:style>
    <style:style style:name="gr3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3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3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draw:auto-grow-height="true" fo:min-height="5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One_20_Column-outline1">
      <style:graphic-properties fo:min-height="9.135cm"/>
      <style:paragraph-properties style:writing-mode="lr-tb"/>
    </style:style>
    <style:style style:name="pr9" style:family="presentation" style:parent-style-name="One_20_Column-title">
      <style:graphic-properties fo:min-height="1.8cm"/>
      <style:paragraph-properties style:writing-mode="lr-tb"/>
    </style:style>
    <style:style style:name="co1" style:family="table-column">
      <style:table-column-properties style:column-width="9.466cm" style:use-optimal-column-width="false"/>
    </style:style>
    <style:style style:name="co2" style:family="table-column">
      <style:table-column-properties style:column-width="3.278cm" style:use-optimal-column-width="false"/>
    </style:style>
    <style:style style:name="co3" style:family="table-column">
      <style:table-column-properties style:column-width="1.899cm" style:use-optimal-column-width="false"/>
    </style:style>
    <style:style style:name="co4" style:family="table-column">
      <style:table-column-properties style:column-width="9.338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ce2" style:family="table-cell">
      <style:paragraph-properties fo:text-align="end"/>
      <style:text-properties fo:color="#000000" loext:opacity="100%" loext:color-lum-mod="100%" loext:color-lum-off="0%"/>
    </style:style>
    <style:style style:name="ce3" style:family="table-cell">
      <style:paragraph-properties fo:text-align="end"/>
      <style:text-properties fo:color="#ffffff" loext:opacity="100%" loext:color-lum-mod="100%" loext:color-lum-off="0%"/>
    </style:style>
    <style:style style:name="ce4" style:family="table-cell">
      <style:text-properties fo:color="#ffffff" loext:opacity="100%" loext:color-lum-mod="100%" loext:color-lum-off="0%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font-size="24pt" style:font-size-asian="24pt" style:font-size-complex="24pt" fo:hyphenate="false" loext:hyphenation-no-caps="false" loext:hyphenation-no-last-word="false"/>
    </style:style>
    <style:style style:name="P7" style:family="paragraph">
      <style:paragraph-properties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-color="#ffffa6"/>
      <style:paragraph-properties fo:text-align="center"/>
    </style:style>
    <style:style style:name="P13" style:family="paragraph">
      <style:paragraph-properties fo:margin-top="0.5cm" fo:margin-bottom="0cm"/>
    </style:style>
    <style:style style:name="P14" style:family="paragraph">
      <style:text-properties fo:color="#000000" loext:opacity="100%"/>
    </style:style>
    <style:style style:name="P15" style:family="paragraph">
      <style:paragraph-properties fo:text-align="end"/>
      <style:text-properties fo:color="#000000" loext:opacity="100%"/>
    </style:style>
    <style:style style:name="P16" style:family="paragraph">
      <style:paragraph-properties fo:text-align="end"/>
      <style:text-properties fo:color="#ffffff" loext:opacity="100%"/>
    </style:style>
    <style:style style:name="P17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loext:graphic-properties draw:fill="solid" draw:fill-color="#ff5429"/>
      <style:paragraph-properties fo:text-align="center"/>
      <style:text-properties fo:color="#ffffff" loext:opacity="100%" loext:color-lum-mod="100%" loext:color-lum-off="0%" fo:font-size="15pt" style:font-size-asian="15pt" style:font-size-complex="15pt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</style:style>
    <style:style style:name="P23" style:family="paragraph"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24" style:family="paragraph">
      <loext:graphic-properties draw:fill-color="#81d41a"/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25" style:family="paragraph">
      <loext:graphic-properties draw:fill-color="#ffffa6"/>
      <style:paragraph-properties fo:text-align="center"/>
      <style:text-properties fo:font-size="14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text-align="center"/>
      <style:text-properties fo:font-size="15pt"/>
    </style:style>
    <style:style style:name="P28" style:family="paragraph">
      <loext:graphic-properties draw:fill-color="#ffffa6"/>
      <style:paragraph-properties fo:text-align="center"/>
      <style:text-properties fo:font-size="15pt"/>
    </style:style>
    <style:style style:name="P29" style:family="paragraph">
      <loext:graphic-properties draw:fill-color="#81d41a" draw:opacity="25%"/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30" style:family="paragraph">
      <loext:graphic-properties draw:fill-color="#729fcf"/>
      <style:paragraph-properties fo:text-align="center"/>
      <style:text-properties fo:color="#ffffff" loext:opacity="100%" loext:color-lum-mod="100%" loext:color-lum-off="0%"/>
    </style:style>
    <style:style style:name="P31" style:family="paragraph">
      <loext:graphic-properties draw:fill-color="#ff8000"/>
      <style:paragraph-properties fo:text-align="center"/>
      <style:text-properties fo:color="#ffffff" loext:opacity="100%" loext:color-lum-mod="100%" loext:color-lum-off="0%" fo:font-size="15pt" style:font-size-asian="15pt" style:font-size-complex="15pt"/>
    </style:style>
    <style:style style:name="P32" style:family="paragraph">
      <loext:graphic-properties draw:fill-color="#ffffa6" draw:opacity="25%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="none" draw:opacity="25%"/>
      <style:paragraph-properties fo:text-align="center"/>
    </style:style>
    <style:style style:name="P34" style:family="paragraph">
      <loext:graphic-properties draw:fill-color="#729fcf" draw:opacity="25%"/>
      <style:paragraph-properties fo:text-align="center"/>
      <style:text-properties fo:color="#ffffff" loext:opacity="100%" loext:color-lum-mod="100%" loext:color-lum-off="0%"/>
    </style:style>
    <style:style style:name="P35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15pt" style:font-size-asian="15pt" style:font-size-complex="15pt"/>
    </style:style>
    <style:style style:name="P36" style:family="paragraph">
      <loext:graphic-properties draw:fill-color="#729fcf" draw:opacity="25%"/>
      <style:paragraph-properties fo:text-align="center"/>
      <style:text-properties fo:color="#ffffff" loext:opacity="100%" loext:color-lum-mod="100%" loext:color-lum-off="0%" fo:font-size="15pt" style:font-size-asian="15pt" style:font-size-complex="15pt"/>
    </style:style>
    <style:style style:name="P37" style:family="paragraph">
      <loext:graphic-properties draw:fill-color="#81d41a" draw:opacity="40%"/>
      <style:paragraph-properties fo:text-align="center"/>
    </style:style>
    <style:style style:name="P38" style:family="paragraph">
      <loext:graphic-properties draw:fill-color="#81d41a" draw:opacity="30%"/>
      <style:paragraph-properties fo:text-align="center"/>
    </style:style>
    <style:style style:name="P39" style:family="paragraph">
      <loext:graphic-properties draw:fill-color="#81d41a" draw:opacity="16%"/>
      <style:paragraph-properties fo:text-align="center"/>
    </style:style>
    <style:style style:name="P40" style:family="paragraph">
      <style:text-properties fo:font-size="15pt"/>
    </style:style>
    <style:style style:name="P41" style:family="paragraph">
      <style:paragraph-properties fo:margin-left="0cm" fo:margin-right="0cm" fo:margin-top="0cm" fo:margin-bottom="0cm" fo:line-height="100%" fo:text-indent="0cm"/>
      <style:text-properties fo:font-size="15pt"/>
    </style:style>
    <style:style style:name="P42" style:family="paragraph">
      <loext:graphic-properties draw:fill="none" draw:fill-color="#ffffff"/>
      <style:text-properties fo:font-size="15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81d41a" loext:opacity="100%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6d6d" loext:opacity="100%" fo:font-size="24pt" style:font-size-asian="24pt" style:font-size-complex="2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ffff" loext:opacity="100%" fo:font-size="15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/>
    </style:style>
    <style:style style:name="T9" style:family="text">
      <style:text-properties fo:color="#ffffff" loext:opacity="100%" style:font-name="Liberation Serif" fo:font-size="15pt" style:font-name-asian="Liberation Serif" style:font-size-asian="15pt" style:font-name-complex="Liberation Serif" style:font-size-complex="15pt"/>
    </style:style>
    <style:style style:name="T10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11" style:family="text"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6cm" svg:height="1.829cm" svg:x="1cm" svg:y="10.8cm" presentation:class="title" presentation:user-transformed="true">
          <draw:text-box>
            <text:p>Estimating (working title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y estimat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is always someone who needs an ETA</text:p>
              </text:list-item>
              <text:list-item>
                <text:p>Estimating fosters work-breakdown and vice-vers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presentation:style-name="pr6" draw:text-style-name="P3" draw:layer="layout" svg:width="26.5cm" svg:height="5cm" svg:x="0.8cm" svg:y="5.5cm" presentation:class="subtitle" presentation:user-transformed="true">
          <draw:text-box>
            <text:p text:style-name="P2"><text:span text:style-name="T1">Estimati</text:span><text:span text:style-name="T1">on </text:span><text:span text:style-name="T1">Basic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units</text:p>
          </draw:text-box>
        </draw:frame>
        <draw:frame presentation:style-name="pr8" draw:text-style-name="P7" draw:layer="layout" svg:width="11cm" svg:height="6.819cm" svg:x="2cm" svg:y="6cm" presentation:class="outline" presentation:user-transformed="true">
          <draw:text-box>
            <text:p text:style-name="P5"><text:span text:style-name="T2">⊕</text:span><text:span text:style-name="T3"><text:tab/></text:span><text:span text:style-name="T3">Easy to understand for</text:span><text:span text:style-name="T3"><text:line-break/></text:span><text:span text:style-name="T3"><text:tab/></text:span><text:span text:style-name="T3">stakeholders</text:span></text:p>
            <text:p text:style-name="P6"><text:span text:style-name="T2">⊕</text:span><text:span text:style-name="T3"><text:tab/></text:span><text:span text:style-name="T3">Easy to sum up</text:span></text:p>
            <text:p text:style-name="P5"><text:span text:style-name="T4">⊖</text:span><text:span text:style-name="T3"><text:tab/></text:span><text:span text:style-name="T3">Harder to estimate</text:span></text:p>
          </draw:text-box>
        </draw:frame>
        <draw:g>
          <draw:line draw:style-name="gr2" draw:text-style-name="P8" draw:layer="layout" svg:x1="2cm" svg:y1="5cm" svg:x2="13cm" svg:y2="5cm">
            <text:p/>
          </draw:line>
          <draw:frame draw:style-name="gr3" draw:text-style-name="P10" draw:layer="layout" svg:width="11cm" svg:height="1.195cm" svg:x="2cm" svg:y="3.5cm">
            <draw:text-box>
              <text:p text:style-name="P9"><text:span text:style-name="T3">Person </text:span><text:span text:style-name="T3">days or </text:span><text:span text:style-name="T3">weeks</text:span></text:p>
            </draw:text-box>
          </draw:frame>
        </draw:g>
        <draw:g>
          <draw:line draw:style-name="gr2" draw:text-style-name="P8" draw:layer="layout" svg:x1="15cm" svg:y1="5cm" svg:x2="26cm" svg:y2="5cm">
            <text:p/>
          </draw:line>
          <draw:frame draw:style-name="gr3" draw:text-style-name="P10" draw:layer="layout" svg:width="11cm" svg:height="1.195cm" svg:x="15cm" svg:y="3.505cm">
            <draw:text-box>
              <text:p text:style-name="P9"><text:span text:style-name="T3">Comple</text:span><text:span text:style-name="T3">xity </text:span><text:span text:style-name="T3">points</text:span></text:p>
            </draw:text-box>
          </draw:frame>
        </draw:g>
        <draw:frame presentation:style-name="pr8" draw:text-style-name="P7" draw:layer="layout" svg:width="11cm" svg:height="6.819cm" svg:x="15cm" svg:y="6.001cm" presentation:class="outline" presentation:user-transformed="true">
          <draw:text-box>
            <text:p text:style-name="P5"><text:span text:style-name="T2">⊕</text:span><text:span text:style-name="T3"><text:tab/></text:span><text:span text:style-name="T3">Easier to estimate</text:span></text:p>
            <text:p text:style-name="P6"><text:span text:style-name="T2">⊕</text:span><text:span text:style-name="T3"><text:tab/></text:span><text:span text:style-name="T3">Easy to sum up</text:span></text:p>
            <text:p text:style-name="P6"><text:span text:style-name="T4">⊖</text:span><text:span text:style-name="T3"><text:tab/></text:span><text:span text:style-name="T3">Should not be translated</text:span><text:span text:style-name="T3"><text:tab/></text:span><text:span text:style-name="T3">to time</text:span></text:p>
            <text:p text:style-name="P5"><text:span text:style-name="T3"><text:tab/></text:span></text:p>
          </draw:text-box>
        </draw:frame>
        <draw:custom-shape draw:style-name="gr4" draw:text-style-name="P12" draw:layer="layout" svg:width="5.4cm" svg:height="2.4cm" svg:x="13cm" svg:y="11.6cm">
          <text:p text:style-name="P11">Stakeholders will do it anyway.</text:p>
          <draw:enhanced-geometry svg:viewBox="0 0 21600 21600" draw:text-areas="800 800 20800 20800" draw:type="round-rectangular-callout" draw:modifiers="16105.0175893353 -6180.42482299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challen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arge tasks and complex tasks</text:p>
              </text:list-item>
              <text:list-item>
                <text:p>Vague specifications</text:p>
              </text:list-item>
              <text:list-item>
                <text:p>First-of-a-kind tasks</text:p>
              </text:list-item>
              <text:list-item>
                <text:p text:style-name="P13">Known-unknows</text:p>
              </text:list-item>
              <text:list-item>
                <text:p>Unknow-unknow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32">
        <office:forms form:automatic-focus="false" form:apply-design-mode="false"/>
        <draw:frame presentation:style-name="pr6" draw:text-style-name="P3" draw:layer="layout" svg:width="26.5cm" svg:height="5cm" svg:x="0.8cm" svg:y="5.5cm" presentation:class="subtitle" presentation:user-transformed="true">
          <draw:text-box>
            <text:p text:style-name="P2"><text:span text:style-name="T1">Chall</text:span><text:span text:style-name="T1">enge </text:span><text:span text:style-name="T1">1:</text:span></text:p>
            <text:p text:style-name="P2"><text:span text:style-name="T1">Large </text:span><text:span text:style-name="T1">and </text:span><text:span text:style-name="T1">compl</text:span><text:span text:style-name="T1">icated </text:span><text:span text:style-name="T1">task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Expressing uncertainty: Fibonacci numbers</text:p>
          </draw:text-box>
        </draw:frame>
        <draw:frame draw:style-name="gr5" draw:layer="layout" svg:width="23.93cm" svg:height="9.137cm" svg:x="2.07cm" svg:y="3.681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Task</text:p>
              </table:table-cell>
              <table:table-cell>
                <text:p>Estimation</text:p>
              </table:table-cell>
              <table:table-cell>
                <text:p>Buffer</text:p>
              </table:table-cell>
              <table:table-cell>
                <text:p>Buffer reason</text:p>
              </table:table-cell>
            </table:table-row>
            <table:table-row table:style-name="ro1" table:default-cell-style-name="ce1">
              <table:table-cell>
                <text:p text:style-name="P14">Exchange unsupported external dependency</text:p>
              </table:table-cell>
              <table:table-cell table:style-name="ce2">
                <text:p text:style-name="P15">2</text:p>
              </table:table-cell>
              <table:table-cell table:style-name="ce2">
                <text:p text:style-name="P15">-</text:p>
              </table:table-cell>
              <table:table-cell>
                <text:p text:style-name="P14">Interfaces identical, previous experiments shown good compatibility</text:p>
              </table:table-cell>
            </table:table-row>
            <table:table-row table:style-name="ro1" table:default-cell-style-name="ce1">
              <table:table-cell>
                <text:p text:style-name="P14">Integration test + fix regressions</text:p>
              </table:table-cell>
              <table:table-cell table:style-name="ce2">
                <text:p text:style-name="P15">1</text:p>
              </table:table-cell>
              <table:table-cell table:style-name="ce2">
                <text:p text:style-name="P15">2</text:p>
              </table:table-cell>
              <table:table-cell/>
            </table:table-row>
            <table:table-row table:style-name="ro1" table:default-cell-style-name="ce1">
              <table:table-cell>
                <text:p text:style-name="P14">Performance test + fix regressions</text:p>
              </table:table-cell>
              <table:table-cell table:style-name="ce2">
                <text:p text:style-name="P15">1</text:p>
              </table:table-cell>
              <table:table-cell table:style-name="ce2">
                <text:p text:style-name="P15">8</text:p>
              </table:table-cell>
              <table:table-cell>
                <text:p text:style-name="P14">First performance test with new library</text:p>
              </table:table-cell>
            </table:table-row>
            <table:table-row table:style-name="ro1" table:default-cell-style-name="ce1">
              <table:table-cell>
                <text:p text:style-name="P14">Make release</text:p>
              </table:table-cell>
              <table:table-cell table:style-name="ce2">
                <text:p text:style-name="P15">&lt; 1</text:p>
              </table:table-cell>
              <table:table-cell table:style-name="ce2">
                <text:p text:style-name="P15">-</text:p>
              </table:table-cell>
              <table:table-cell>
                <text:p text:style-name="P14">Fully automatic</text:p>
              </table:table-cell>
            </table:table-row>
            <table:table-row table:style-name="ro1" table:default-cell-style-name="ce1">
              <table:table-cell>
                <text:p text:style-name="P14">Roll out in customer’s environment</text:p>
              </table:table-cell>
              <table:table-cell table:style-name="ce2">
                <text:p text:style-name="P15">2</text:p>
              </table:table-cell>
              <table:table-cell table:style-name="ce2">
                <text:p text:style-name="P15">5</text:p>
              </table:table-cell>
              <table:table-cell>
                <text:p text:style-name="P14">Customer did not confirm direct access yet. “Remote hands” a lot slower and more error prone.</text:p>
              </table:table-cell>
            </table:table-row>
            <table:table-row table:style-name="ro1" table:default-cell-style-name="ce3">
              <table:table-cell>
                <text:p text:style-name="P16">Total</text:p>
              </table:table-cell>
              <table:table-cell>
                <text:p text:style-name="P16">7</text:p>
              </table:table-cell>
              <table:table-cell>
                <text:p text:style-name="P16">15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Estimating an epic directly</text:p>
          </draw:text-box>
        </draw:frame>
        <draw:custom-shape draw:style-name="gr6" draw:text-style-name="P17" draw:layer="layout" svg:width="4cm" svg:height="2cm" svg:x="2cm" svg:y="3cm">
          <text:p text:style-name="P11"><text:span text:style-name="T5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9" xml:id="id5" draw:id="id5" draw:layer="layout" svg:width="0.6cm" svg:height="1cm" draw:transform="rotate (-0.174532925199433) translate (5.774cm 3.4cm)">
          <text:p text:style-name="P18"><text:span text:style-name="T6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0" draw:layer="layout" svg:width="10.47cm" svg:height="2.384cm" svg:x="12.2cm" svg:y="6.6cm">
          <draw:text-box>
            <text:list text:style-name="L5">
              <text:list-item>
                <text:p xml:id="id3" text:id="id3">PO needs a quick estimation</text:p>
              </text:list-item>
              <text:list-item>
                <text:p xml:id="id4" text:id="id4">The estimation will be very vague</text:p>
              </text:list-item>
              <text:list-item>
                <text:p xml:id="id6" text:id="id6">Only useful as first indicator</text:p>
              </text:list-item>
            </text:list>
          </draw:text-box>
        </draw:frame>
        <draw:frame draw:style-name="gr9" draw:text-style-name="P22" draw:layer="layout" svg:width="9.6cm" svg:height="0.962cm" svg:x="10.2cm" svg:y="13cm">
          <draw:text-box>
            <text:p xml:id="id7" text:id="id7" text:style-name="P21"><text:span text:style-name="T7">Product </text:span><text:span text:style-name="T7">Owner: </text:span><text:span text:style-name="T7">😱</text:span><text:span text:style-name="T7"><text:tab/></text:span><text:span text:style-name="T7">Team:</text:span><text:span text:style-name="T7"><text:tab/></text:span><text:span text:style-name="T7">😕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Task breakdown</text:p>
          </draw:text-box>
        </draw:frame>
        <draw:custom-shape draw:style-name="gr10" draw:text-style-name="P24" draw:layer="layout" svg:width="4cm" svg:height="2cm" svg:x="2cm" svg:y="3cm">
          <text:p text:style-name="P23">Improve website accessibilit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8" draw:layer="layout" svg:x1="2.4cm" svg:y1="5cm" svg:x2="2.4cm" svg:y2="11.8cm">
          <text:p/>
        </draw:line>
        <draw:custom-shape draw:style-name="gr11" draw:text-style-name="P25" draw:layer="layout" svg:width="3cm" svg:height="1.4cm" svg:x="3cm" svg:y="5.6cm">
          <text:p text:style-name="P11"><text:span text:style-name="T5">Compare </text:span><text:span text:style-name="T5">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5" draw:layer="layout" svg:width="3cm" svg:height="1.4cm" svg:x="3cm" svg:y="7.4cm">
          <text:p text:style-name="P11"><text:span text:style-name="T5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5" draw:layer="layout" svg:width="3cm" svg:height="1.4cm" svg:x="3cm" svg:y="9.2cm">
          <text:p text:style-name="P11"><text:span text:style-name="T5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5" draw:layer="layout" svg:width="3cm" svg:height="1.4cm" svg:x="3cm" svg:y="11cm">
          <text:p text:style-name="P11"><text:span text:style-name="T5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8" draw:layer="layout" svg:x1="3cm" svg:y1="6.4cm" svg:x2="2.4cm" svg:y2="6.4cm">
          <text:p/>
        </draw:line>
        <draw:line draw:style-name="gr2" draw:text-style-name="P8" draw:layer="layout" svg:x1="3cm" svg:y1="8.1cm" svg:x2="2.4cm" svg:y2="8.1cm">
          <text:p/>
        </draw:line>
        <draw:line draw:style-name="gr2" draw:text-style-name="P8" draw:layer="layout" svg:x1="3cm" svg:y1="9.9cm" svg:x2="2.4cm" svg:y2="9.9cm">
          <text:p/>
        </draw:line>
        <draw:line draw:style-name="gr2" draw:text-style-name="P8" draw:layer="layout" svg:x1="3cm" svg:y1="11.8cm" svg:x2="2.4cm" svg:y2="11.8cm">
          <text:p/>
        </draw:line>
        <draw:frame draw:style-name="gr8" draw:text-style-name="P20" draw:layer="layout" svg:width="10.047cm" svg:height="3.806cm" svg:x="12.201cm" svg:y="6.6cm">
          <draw:text-box>
            <text:list text:style-name="L5">
              <text:list-item>
                <text:p xml:id="id8" text:id="id8">Most tasks are considered</text:p>
              </text:list-item>
              <text:list-item>
                <text:p xml:id="id10" text:id="id10" text:style-name="P26">Understand challenges better</text:p>
              </text:list-item>
              <text:list-item>
                <text:p xml:id="id11" text:id="id11">More transparency</text:p>
              </text:list-item>
              <text:list-item>
                <text:p xml:id="id12" text:id="id12">Compare PO’s view with team’s</text:p>
              </text:list-item>
              <text:list-item>
                <text:p xml:id="id13" text:id="id13">Will make progress more visible</text:p>
              </text:list-item>
            </text:list>
          </draw:text-box>
        </draw:frame>
        <draw:custom-shape draw:style-name="gr12" draw:text-style-name="P28" xml:id="id9" draw:id="id9" draw:layer="layout" svg:width="7.2cm" svg:height="3cm" svg:x="13.8cm" svg:y="1.8cm">
          <text:p text:style-name="P27">Note that it doesn’t say “all tasks”. That is often unrealistic for complex epics.</text:p>
          <draw:enhanced-geometry svg:viewBox="0 0 21600 21600" draw:text-areas="800 800 20800 20800" draw:type="round-rectangular-callout" draw:modifiers="932.870434661853 35966.4111962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22" draw:layer="layout" svg:width="9.6cm" svg:height="0.962cm" svg:x="10.2cm" svg:y="13cm">
          <draw:text-box>
            <text:p text:style-name="P21"><text:span text:style-name="T7">Product Owner: 😯</text:span><text:span text:style-name="T7"><text:tab/></text:span><text:span text:style-name="T7">Team:</text:span><text:span text:style-name="T7"><text:tab/></text:span><text:span text:style-name="T7">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Task estimation</text:p>
          </draw:text-box>
        </draw:frame>
        <draw:custom-shape draw:style-name="gr14" draw:text-style-name="P29" draw:layer="layout" svg:width="4cm" svg:height="2cm" svg:x="2cm" svg:y="2.994cm">
          <text:p text:style-name="P23">Improve website accessibilit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text-style-name="P8" draw:layer="layout" svg:x1="2.4cm" svg:y1="4.994cm" svg:x2="2.4cm" svg:y2="11.794cm">
          <text:p/>
        </draw:line>
        <draw:custom-shape draw:style-name="gr11" draw:text-style-name="P25" draw:layer="layout" svg:width="3cm" svg:height="1.4cm" svg:x="3cm" svg:y="5.594cm">
          <text:p text:style-name="P11"><text:span text:style-name="T5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5" draw:layer="layout" svg:width="3cm" svg:height="1.4cm" svg:x="3cm" svg:y="7.394cm">
          <text:p text:style-name="P11"><text:span text:style-name="T5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5" draw:layer="layout" svg:width="3cm" svg:height="1.4cm" svg:x="3cm" svg:y="9.194cm">
          <text:p text:style-name="P11"><text:span text:style-name="T5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5" draw:layer="layout" svg:width="3cm" svg:height="1.4cm" svg:x="3cm" svg:y="10.994cm">
          <text:p text:style-name="P11"><text:span text:style-name="T5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text-style-name="P8" draw:layer="layout" svg:x1="3cm" svg:y1="6.394cm" svg:x2="2.4cm" svg:y2="6.394cm">
          <text:p/>
        </draw:line>
        <draw:line draw:style-name="gr15" draw:text-style-name="P8" draw:layer="layout" svg:x1="3cm" svg:y1="8.094cm" svg:x2="2.4cm" svg:y2="8.094cm">
          <text:p/>
        </draw:line>
        <draw:line draw:style-name="gr15" draw:text-style-name="P8" draw:layer="layout" svg:x1="3cm" svg:y1="9.894cm" svg:x2="2.4cm" svg:y2="9.894cm">
          <text:p/>
        </draw:line>
        <draw:line draw:style-name="gr15" draw:text-style-name="P8" draw:layer="layout" svg:x1="3cm" svg:y1="11.794cm" svg:x2="2.4cm" svg:y2="11.794cm">
          <text:p/>
        </draw:line>
        <draw:custom-shape draw:style-name="gr16" draw:text-style-name="P30" draw:layer="layout" svg:width="0.6cm" svg:height="1cm" draw:transform="rotate (-0.174532925199433) translate (5.974cm 5.694cm)">
          <text:p text:style-name="P11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0.6cm" svg:height="1cm" draw:transform="rotate (-0.174532925199433) translate (5.974cm 7.495cm)">
          <text:p text:style-name="P1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0.6cm" svg:height="1cm" draw:transform="rotate (-0.174532925199433) translate (5.974cm 9.296cm)">
          <text:p text:style-name="P1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1" draw:layer="layout" svg:width="0.6cm" svg:height="1cm" draw:transform="rotate (-0.174532925199433) translate (5.809cm 11.105cm)">
          <text:p text:style-name="P18"><text:span text:style-name="T6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0" draw:layer="layout" svg:width="13.815cm" svg:height="1.673cm" svg:x="12.201cm" svg:y="6.601cm">
          <draw:text-box>
            <text:list text:style-name="L5">
              <text:list-item>
                <text:p>Complex tasks visible</text:p>
              </text:list-item>
              <text:list-item>
                <text:p text:style-name="P26">Shared understanding between PO and team</text:p>
              </text:list-item>
            </text:list>
          </draw:text-box>
        </draw:frame>
        <draw:frame draw:style-name="gr18" draw:text-style-name="P22" draw:layer="layout" svg:width="9.6cm" svg:height="0.962cm" svg:x="10.2cm" svg:y="13cm">
          <draw:text-box>
            <text:p text:style-name="P21"><text:span text:style-name="T7">P</text:span><text:span text:style-name="T7">ro</text:span><text:span text:style-name="T7">d</text:span><text:span text:style-name="T7">u</text:span><text:span text:style-name="T7">ct </text:span><text:span text:style-name="T7">O</text:span><text:span text:style-name="T7">w</text:span><text:span text:style-name="T7">n</text:span><text:span text:style-name="T7">er</text:span><text:span text:style-name="T7">: </text:span><text:span text:style-name="T7"/><text:span text:style-name="T7"/><text:span text:style-name="T7"><text:tab/></text:span><text:span text:style-name="T7">T</text:span><text:span text:style-name="T7">e</text:span><text:span text:style-name="T7">a</text:span><text:span text:style-name="T7">m</text:span><text:span text:style-name="T7">:</text:span><text:span text:style-name="T7"><text:tab/></text:span><text:span text:style-name="T7"/><text:span text:style-name="T7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line draw:style-name="gr2" draw:text-style-name="P8" draw:layer="layout" svg:x1="8.202cm" svg:y1="11.8cm" svg:x2="6.1cm" svg:y2="11.794cm">
          <text:p/>
        </draw:line>
        <draw:frame presentation:style-name="pr9" draw:layer="layout" svg:width="26.5cm" svg:height="1.8cm" svg:x="0.4cm" svg:y="0.2cm" presentation:class="title">
          <draw:text-box>
            <text:p>Sub-task breakdown</text:p>
          </draw:text-box>
        </draw:frame>
        <draw:custom-shape draw:style-name="gr19" draw:text-style-name="P29" draw:layer="layout" svg:width="4cm" svg:height="2cm" svg:x="2cm" svg:y="2.994cm">
          <text:p text:style-name="P23">Improve website accessibilit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text-style-name="P8" draw:layer="layout" svg:x1="2.4cm" svg:y1="4.994cm" svg:x2="2.4cm" svg:y2="11.794cm">
          <text:p/>
        </draw:line>
        <draw:custom-shape draw:style-name="gr20" draw:text-style-name="P32" draw:layer="layout" svg:width="3cm" svg:height="1.4cm" svg:x="3cm" svg:y="5.594cm">
          <text:p text:style-name="P11"><text:span text:style-name="T5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32" draw:layer="layout" svg:width="3cm" svg:height="1.4cm" svg:x="3cm" svg:y="7.394cm">
          <text:p text:style-name="P11"><text:span text:style-name="T5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32" draw:layer="layout" svg:width="3cm" svg:height="1.4cm" svg:x="3cm" svg:y="9.194cm">
          <text:p text:style-name="P11"><text:span text:style-name="T5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5" draw:layer="layout" svg:width="3cm" svg:height="1.4cm" svg:x="3cm" svg:y="10.994cm">
          <text:p text:style-name="P11"><text:span text:style-name="T5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1" draw:text-style-name="P33" draw:layer="layout" svg:x1="3cm" svg:y1="6.394cm" svg:x2="2.4cm" svg:y2="6.394cm">
          <text:p/>
        </draw:line>
        <draw:line draw:style-name="gr21" draw:text-style-name="P33" draw:layer="layout" svg:x1="3cm" svg:y1="8.094cm" svg:x2="2.4cm" svg:y2="8.094cm">
          <text:p/>
        </draw:line>
        <draw:line draw:style-name="gr21" draw:text-style-name="P33" draw:layer="layout" svg:x1="3cm" svg:y1="9.894cm" svg:x2="2.4cm" svg:y2="9.894cm">
          <text:p/>
        </draw:line>
        <draw:line draw:style-name="gr15" draw:text-style-name="P8" draw:layer="layout" svg:x1="3cm" svg:y1="11.794cm" svg:x2="2.4cm" svg:y2="11.794cm">
          <text:p/>
        </draw:line>
        <draw:custom-shape draw:style-name="gr22" draw:text-style-name="P34" draw:layer="layout" svg:width="0.6cm" svg:height="1cm" draw:transform="rotate (-0.174532925199433) translate (5.974cm 5.694cm)">
          <text:p text:style-name="P11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0.6cm" svg:height="1cm" draw:transform="rotate (-0.174532925199433) translate (5.974cm 7.495cm)">
          <text:p text:style-name="P1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0.6cm" svg:height="1cm" draw:transform="rotate (-0.174532925199433) translate (5.974cm 9.296cm)">
          <text:p text:style-name="P1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35" draw:layer="layout" svg:width="0.6cm" svg:height="1cm" draw:transform="rotate (-0.174532925199433) translate (5.809cm 11.105cm)">
          <text:p text:style-name="P18"><text:span text:style-name="T9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5" draw:layer="layout" svg:width="3cm" svg:height="1.4cm" svg:x="8.2cm" svg:y="7.4cm">
          <text:p text:style-name="P11"><text:span text:style-name="T5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5" draw:layer="layout" svg:width="3cm" svg:height="1.4cm" svg:x="8.201cm" svg:y="9.2cm">
          <text:p text:style-name="P11"><text:span text:style-name="T5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5" draw:layer="layout" svg:width="3cm" svg:height="1.4cm" svg:x="8.202cm" svg:y="11cm">
          <text:p text:style-name="P11"><text:span text:style-name="T5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8" draw:layer="layout" svg:x1="7.4cm" svg:y1="8.1cm" svg:x2="7.4cm" svg:y2="11.794cm">
          <text:p/>
        </draw:line>
        <draw:line draw:style-name="gr2" draw:text-style-name="P8" draw:layer="layout" svg:x1="8.2cm" svg:y1="10cm" svg:x2="7.4cm" svg:y2="10cm">
          <text:p/>
        </draw:line>
        <draw:line draw:style-name="gr2" draw:text-style-name="P8" draw:layer="layout" svg:x1="8.2cm" svg:y1="8.1cm" svg:x2="7.4cm" svg:y2="8.1cm">
          <text:p/>
        </draw:line>
        <draw:custom-shape draw:style-name="gr16" draw:text-style-name="P30" draw:layer="layout" svg:width="0.6cm" svg:height="1cm" draw:transform="rotate (-0.174532925199433) translate (11.174cm 7.511cm)">
          <text:p text:style-name="P1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0.6cm" svg:height="1cm" draw:transform="rotate (-0.174532925199433) translate (11.174cm 9.3cm)">
          <text:p text:style-name="P11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draw:layer="layout" svg:width="0.6cm" svg:height="1cm" draw:transform="rotate (-0.174532925199433) translate (11.174cm 11.101cm)">
          <text:p text:style-name="P11"><text:span text:style-name="T8">13</text:span></text:p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9.594cm" svg:height="2.384cm" svg:x="12.202cm" svg:y="6.602cm">
          <draw:text-box>
            <text:list text:style-name="L5">
              <text:list-item>
                <text:p>No more overly complex tasks</text:p>
              </text:list-item>
              <text:list-item>
                <text:p>Better estimation</text:p>
              </text:list-item>
              <text:list-item>
                <text:p>Reduced risk</text:p>
              </text:list-item>
            </text:list>
          </draw:text-box>
        </draw:frame>
        <draw:frame draw:style-name="gr23" draw:text-style-name="P22" draw:layer="layout" svg:width="9.6cm" svg:height="0.962cm" svg:x="10.2cm" svg:y="13cm">
          <draw:text-box>
            <text:p text:style-name="P21"><text:span text:style-name="T7">Product </text:span><text:span text:style-name="T7">Owner: 🙂</text:span><text:span text:style-name="T7"><text:tab/></text:span><text:span text:style-name="T7">Team:</text:span><text:span text:style-name="T7"><text:tab/></text:span><text:span text:style-name="T7">🙂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connector draw:style-name="gr24" draw:text-style-name="P8" draw:layer="layout" svg:x1="11.202cm" svg:y1="11.7cm" svg:x2="14.2cm" svg:y2="4cm" draw:start-shape="id1" draw:start-glue-point="7" draw:end-shape="id2" draw:end-glue-point="5" svg:d="M11202 11700h1494v-7700h1504" svg:viewBox="0 0 2999 7701">
          <text:p/>
        </draw:connector>
        <draw:line draw:style-name="gr21" draw:text-style-name="P33" draw:layer="layout" svg:x1="8.202cm" svg:y1="11.8cm" svg:x2="6.1cm" svg:y2="11.794cm">
          <text:p/>
        </draw:line>
        <draw:frame presentation:style-name="pr9" draw:layer="layout" svg:width="26.5cm" svg:height="1.8cm" svg:x="0.4cm" svg:y="0.2cm" presentation:class="title">
          <draw:text-box>
            <text:p>Delimitation</text:p>
          </draw:text-box>
        </draw:frame>
        <draw:custom-shape draw:style-name="gr25" draw:text-style-name="P29" draw:layer="layout" svg:width="4cm" svg:height="2cm" svg:x="2cm" svg:y="2.994cm">
          <text:p text:style-name="P23">Improve website accessibility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text-style-name="P8" draw:layer="layout" svg:x1="2.4cm" svg:y1="4.994cm" svg:x2="2.4cm" svg:y2="11.794cm">
          <text:p/>
        </draw:line>
        <draw:custom-shape draw:style-name="gr20" draw:text-style-name="P32" draw:layer="layout" svg:width="3cm" svg:height="1.4cm" svg:x="3cm" svg:y="5.594cm">
          <text:p text:style-name="P11"><text:span text:style-name="T5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32" draw:layer="layout" svg:width="3cm" svg:height="1.4cm" svg:x="3cm" svg:y="7.394cm">
          <text:p text:style-name="P11"><text:span text:style-name="T5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32" draw:layer="layout" svg:width="3cm" svg:height="1.4cm" svg:x="3cm" svg:y="9.194cm">
          <text:p text:style-name="P11"><text:span text:style-name="T5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32" draw:layer="layout" svg:width="3cm" svg:height="1.4cm" svg:x="3cm" svg:y="10.994cm">
          <text:p text:style-name="P11"><text:span text:style-name="T5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1" draw:text-style-name="P33" draw:layer="layout" svg:x1="3cm" svg:y1="6.394cm" svg:x2="2.4cm" svg:y2="6.394cm">
          <text:p/>
        </draw:line>
        <draw:line draw:style-name="gr21" draw:text-style-name="P33" draw:layer="layout" svg:x1="3cm" svg:y1="8.094cm" svg:x2="2.4cm" svg:y2="8.094cm">
          <text:p/>
        </draw:line>
        <draw:line draw:style-name="gr21" draw:text-style-name="P33" draw:layer="layout" svg:x1="3cm" svg:y1="9.894cm" svg:x2="2.4cm" svg:y2="9.894cm">
          <text:p/>
        </draw:line>
        <draw:line draw:style-name="gr21" draw:text-style-name="P33" draw:layer="layout" svg:x1="3cm" svg:y1="11.794cm" svg:x2="2.4cm" svg:y2="11.794cm">
          <text:p/>
        </draw:line>
        <draw:custom-shape draw:style-name="gr22" draw:text-style-name="P34" draw:layer="layout" svg:width="0.6cm" svg:height="1cm" draw:transform="rotate (-0.174532925199433) translate (5.974cm 5.694cm)">
          <text:p text:style-name="P11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0.6cm" svg:height="1cm" draw:transform="rotate (-0.174532925199433) translate (5.974cm 7.495cm)">
          <text:p text:style-name="P1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0.6cm" svg:height="1cm" draw:transform="rotate (-0.174532925199433) translate (5.974cm 9.296cm)">
          <text:p text:style-name="P1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36" draw:layer="layout" svg:width="0.6cm" svg:height="1cm" draw:transform="rotate (-0.174532925199433) translate (5.809cm 11.105cm)">
          <text:p text:style-name="P18"><text:span text:style-name="T9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2" draw:layer="layout" svg:width="3cm" svg:height="1.4cm" svg:x="8.2cm" svg:y="7.4cm">
          <text:p text:style-name="P11"><text:span text:style-name="T5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32" draw:layer="layout" svg:width="3cm" svg:height="1.4cm" svg:x="8.201cm" svg:y="9.2cm">
          <text:p text:style-name="P11"><text:span text:style-name="T5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5" xml:id="id1" draw:id="id1" draw:layer="layout" svg:width="3cm" svg:height="1.4cm" svg:x="8.202cm" svg:y="11cm">
          <text:p text:style-name="P11"><text:span text:style-name="T5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text-style-name="P8" draw:layer="layout" svg:x1="7.4cm" svg:y1="8.1cm" svg:x2="7.4cm" svg:y2="11.794cm">
          <text:p/>
        </draw:line>
        <draw:line draw:style-name="gr21" draw:text-style-name="P33" draw:layer="layout" svg:x1="8.2cm" svg:y1="10cm" svg:x2="7.4cm" svg:y2="10cm">
          <text:p/>
        </draw:line>
        <draw:line draw:style-name="gr21" draw:text-style-name="P33" draw:layer="layout" svg:x1="8.2cm" svg:y1="8.1cm" svg:x2="7.4cm" svg:y2="8.1cm">
          <text:p/>
        </draw:line>
        <draw:custom-shape draw:style-name="gr22" draw:text-style-name="P34" draw:layer="layout" svg:width="0.6cm" svg:height="1cm" draw:transform="rotate (-0.174532925199433) translate (11.174cm 7.511cm)">
          <text:p text:style-name="P1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34" draw:layer="layout" svg:width="0.6cm" svg:height="1cm" draw:transform="rotate (-0.174532925199433) translate (11.174cm 9.3cm)">
          <text:p text:style-name="P11"><text:span text:style-name="T8">13</text:span></text:p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5.886cm" svg:height="2.384cm" svg:x="18.831cm" svg:y="6.816cm">
          <draw:text-box>
            <text:list text:style-name="L5">
              <text:list-item>
                <text:p>Valuable epic</text:p>
              </text:list-item>
              <text:list-item>
                <text:p>Manageable size</text:p>
              </text:list-item>
              <text:list-item>
                <text:p>Next epic cut out</text:p>
              </text:list-item>
            </text:list>
          </draw:text-box>
        </draw:frame>
        <draw:frame draw:style-name="gr28" draw:text-style-name="P22" draw:layer="layout" svg:width="9.6cm" svg:height="0.962cm" svg:x="10.2cm" svg:y="13cm">
          <draw:text-box>
            <text:p text:style-name="P21"><text:span text:style-name="T7">Product Owner: 😀</text:span><text:span text:style-name="T7"><text:tab/></text:span>Team:<text:tab/>😀</text:p>
          </draw:text-box>
        </draw:frame>
        <draw:line draw:style-name="gr29" draw:text-style-name="P8" draw:layer="layout" svg:x1="7.8cm" svg:y1="10.8cm" svg:x2="11.8cm" svg:y2="12.6cm">
          <text:p/>
        </draw:line>
        <draw:line draw:style-name="gr29" draw:text-style-name="P8" draw:layer="layout" svg:x1="7.864cm" svg:y1="12.793cm" svg:x2="11.675cm" svg:y2="10.621cm">
          <text:p/>
        </draw:line>
        <draw:custom-shape draw:style-name="gr30" draw:text-style-name="P17" xml:id="id2" draw:id="id2" draw:layer="layout" svg:width="4cm" svg:height="2cm" svg:x="14.2cm" svg:y="3cm">
          <text:p text:style-name="P11"><text:span text:style-name="T5">Add screen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30" draw:layer="layout" svg:width="0.6cm" svg:height="1cm" draw:transform="rotate (-0.174532925199433) translate (18.009cm 3.4cm)">
          <text:p text:style-name="P11"><text:span text:style-name="T8">13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3T32">
        <office:forms form:automatic-focus="false" form:apply-design-mode="false"/>
        <draw:frame presentation:style-name="pr6" draw:text-style-name="P3" draw:layer="layout" svg:width="26.5cm" svg:height="5cm" svg:x="0.8cm" svg:y="5.5cm" presentation:class="subtitle" presentation:user-transformed="true">
          <draw:text-box>
            <text:p text:style-name="P2"><text:span text:style-name="T1">Challenge </text:span><text:span text:style-name="T1">2:</text:span></text:p>
            <text:p text:style-name="P2"><text:span text:style-name="T1">Vague </text:span><text:span text:style-name="T1">specificati</text:span><text:span text:style-name="T1">on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custom-shape draw:style-name="gr31" draw:text-style-name="P37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6.5cm" svg:height="1.8cm" svg:x="0.4cm" svg:y="0.2cm" presentation:class="title">
          <draw:text-box>
            <text:p>Grooming session</text:p>
          </draw:text-box>
        </draw:frame>
        <draw:custom-shape draw:style-name="gr30" draw:text-style-name="P17" xml:id="id16" draw:id="id16" draw:layer="layout" svg:width="4cm" svg:height="2cm" svg:x="2cm" svg:y="7.7cm">
          <text:p text:style-name="P11"><text:span text:style-name="T5">Improve web page user experie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9" xml:id="id18" draw:id="id18" draw:layer="layout" svg:width="0.6cm" svg:height="1cm" draw:transform="rotate (-0.174532925199433) translate (5.774cm 8.1cm)">
          <text:p text:style-name="P18"><text:span text:style-name="T6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42" draw:layer="layout" svg:width="5.247cm" svg:height="3.779cm" svg:x="1.753cm" svg:y="3.494cm">
          <draw:text-box>
            <text:list text:style-name="L5">
              <text:list-item>
                <text:p xml:id="id14" text:id="id14" text:style-name="P40">PO picks up user complaint</text:p>
              </text:list-item>
              <text:list-item>
                <text:p xml:id="id15" text:id="id15" text:style-name="P41">writes it down<text:line-break/>to not forget it</text:p>
              </text:list-item>
              <text:list-item>
                <text:p xml:id="id17" text:id="id17" text:style-name="P41">Team estimates high</text:p>
              </text:list-item>
            </text:list>
          </draw:text-box>
        </draw:frame>
        <draw:custom-shape draw:style-name="gr30" draw:text-style-name="P17" xml:id="id22" draw:id="id22" draw:layer="layout" svg:width="4cm" svg:height="2cm" svg:x="8.5cm" svg:y="7.701cm">
          <text:p text:style-name="P11"><text:span text:style-name="T5">Improve page load ti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5" draw:text-style-name="P42" draw:layer="layout" svg:width="5.221cm" svg:height="4.517cm" svg:x="8.279cm" svg:y="3.483cm">
          <draw:text-box>
            <text:list text:style-name="L5">
              <text:list-item>
                <text:p xml:id="id19" text:id="id19" text:style-name="P40">Team asks PO<text:line-break/>to be more specific</text:p>
              </text:list-item>
              <text:list-item>
                <text:p xml:id="id20" text:id="id20" text:style-name="P41">PO calls users</text:p>
              </text:list-item>
              <text:list-item>
                <text:p xml:id="id21" text:id="id21" text:style-name="P41">Finds out page too slow</text:p>
              </text:list-item>
            </text:list>
          </draw:text-box>
        </draw:frame>
        <draw:custom-shape draw:style-name="gr17" draw:text-style-name="P31" xml:id="id23" draw:id="id23" draw:layer="layout" svg:width="0.6cm" svg:height="1cm" draw:transform="rotate (-0.174532925199433) translate (12.309cm 8.106cm)">
          <text:p text:style-name="P18"><text:span text:style-name="T6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xml:id="id25" draw:id="id25" draw:layer="layout" svg:width="4cm" svg:height="2cm" svg:x="15.3cm" svg:y="7.702cm">
          <text:p text:style-name="P11"><text:span text:style-name="T5">Improve shop page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8" xml:id="id31" draw:id="id31" draw:layer="layout" svg:x1="15.7cm" svg:y1="12.003cm" svg:x2="15.7cm" svg:y2="14.6cm">
          <text:p/>
        </draw:line>
        <draw:custom-shape draw:style-name="gr30" draw:text-style-name="P17" xml:id="id26" draw:id="id26" draw:layer="layout" svg:width="4cm" svg:height="2cm" svg:x="15.3cm" svg:y="10.003cm">
          <text:p text:style-name="P11"><text:span text:style-name="T5">Improve report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30" xml:id="id28" draw:id="id28" draw:layer="layout" svg:width="0.6cm" svg:height="1cm" draw:transform="rotate (-0.174532925199433) translate (19.109cm 8.1cm)">
          <text:p text:style-name="P11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xml:id="id29" draw:id="id29" draw:layer="layout" svg:width="0.6cm" svg:height="1cm" draw:transform="rotate (-0.174532925199433) translate (19.109cm 10.311cm)">
          <text:p text:style-name="P11"><text:span text:style-name="T8">34</text:span></text:p>
          <draw:enhanced-geometry svg:viewBox="0 0 21600 21600" draw:type="rectangle" draw:enhanced-path="M 0 0 L 21600 0 21600 21600 0 21600 0 0 Z N"/>
        </draw:custom-shape>
        <draw:frame draw:style-name="gr36" draw:text-style-name="P42" draw:layer="layout" svg:width="5.22cm" svg:height="4.517cm" svg:x="15.08cm" svg:y="3.484cm">
          <draw:text-box>
            <text:list text:style-name="L5">
              <text:list-item>
                <text:p xml:id="id24" text:id="id24" text:style-name="P40">PO splits epic</text:p>
              </text:list-item>
              <text:list-item>
                <text:p xml:id="id27" text:id="id27" text:style-name="P40">One epic is easier to achieve</text:p>
              </text:list-item>
              <text:list-item>
                <text:p xml:id="id30" text:id="id30" text:style-name="P40">Team breaks down large one</text:p>
              </text:list-item>
            </text:list>
          </draw:text-box>
        </draw:frame>
        <draw:custom-shape draw:style-name="gr30" draw:text-style-name="P17" xml:id="id38" draw:id="id38" draw:layer="layout" svg:width="4cm" svg:height="2cm" svg:x="22cm" svg:y="7.703cm">
          <text:p text:style-name="P11"><text:span text:style-name="T5">Average shop load time </text:span><text:span text:style-name="T10">≤</text:span><text:span text:style-name="T11"> 0.1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17" xml:id="id39" draw:id="id39" draw:layer="layout" svg:width="4cm" svg:height="2cm" svg:x="22cm" svg:y="10.004cm">
          <text:p text:style-name="P43"><text:span text:style-name="T12">Average report load time </text:span><text:span text:style-name="T10">≤ 3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30" xml:id="id44" draw:id="id44" draw:layer="layout" svg:width="0.6cm" svg:height="1cm" draw:transform="rotate (-0.174532925199433) translate (25.809cm 8.101cm)">
          <text:p text:style-name="P11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16" draw:text-style-name="P30" xml:id="id45" draw:id="id45" draw:layer="layout" svg:width="0.6cm" svg:height="1cm" draw:transform="rotate (-0.174532925199433) translate (25.809cm 10.312cm)">
          <text:p text:style-name="P1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xml:id="id32" draw:id="id32" draw:layer="layout" svg:width="3cm" svg:height="1.4cm" svg:x="16.3cm" svg:y="12.5cm">
          <text:p text:style-name="P11"><text:span text:style-name="T5">Replace datab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30" xml:id="id33" draw:id="id33" draw:layer="layout" svg:width="0.6cm" svg:height="1cm" draw:transform="rotate (-0.174532925199433) translate (19.274cm 12.611cm)">
          <text:p text:style-name="P11"><text:span text:style-name="T8">21</text:span></text:p>
          <draw:enhanced-geometry svg:viewBox="0 0 21600 21600" draw:type="rectangle" draw:enhanced-path="M 0 0 L 21600 0 21600 21600 0 21600 0 0 Z N"/>
        </draw:custom-shape>
        <draw:custom-shape draw:style-name="gr11" draw:text-style-name="P25" xml:id="id40" draw:id="id40" draw:layer="layout" svg:width="3cm" svg:height="1.4cm" svg:x="23.001cm" svg:y="12.5cm">
          <text:p text:style-name="P11"><text:span text:style-name="T5"><text:s/></text:span><text:span text:style-name="T5">Increase RAM siz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30" xml:id="id46" draw:id="id46" draw:layer="layout" svg:width="0.6cm" svg:height="1cm" draw:transform="rotate (-0.174532925199433) translate (25.809cm 12.6cm)">
          <text:p text:style-name="P11"><text:span text:style-name="T8">2</text:span></text:p>
          <draw:enhanced-geometry svg:viewBox="0 0 21600 21600" draw:type="rectangle" draw:enhanced-path="M 0 0 L 21600 0 21600 21600 0 21600 0 0 Z N"/>
        </draw:custom-shape>
        <draw:frame draw:style-name="gr37" draw:text-style-name="P42" draw:layer="layout" svg:width="5.2cm" svg:height="3.5cm" svg:x="21.8cm" svg:y="3.5cm">
          <draw:text-box>
            <text:list text:style-name="L5">
              <text:list-item>
                <text:p xml:id="id37" text:id="id37" text:style-name="P40">PO specifies goals explicitly</text:p>
              </text:list-item>
              <text:list-item>
                <text:p xml:id="id43" text:id="id43" text:style-name="P40">Simpler solution available</text:p>
              </text:list-item>
            </text:list>
          </draw:text-box>
        </draw:frame>
        <draw:frame draw:style-name="gr8" draw:text-style-name="P20" xml:id="id34" draw:id="id34" draw:layer="layout" svg:width="1.137cm" svg:height="0.962cm" svg:x="17.1cm" svg:y="13.9cm">
          <draw:text-box>
            <text:p><text:span text:style-name="T13">…</text:span></text:p>
          </draw:text-box>
        </draw:frame>
        <draw:line draw:style-name="gr2" draw:text-style-name="P8" xml:id="id35" draw:id="id35" draw:layer="layout" svg:x1="16.3cm" svg:y1="13.2cm" svg:x2="15.7cm" svg:y2="13.2cm">
          <text:p/>
        </draw:line>
        <draw:line draw:style-name="gr2" draw:text-style-name="P8" xml:id="id36" draw:id="id36" draw:layer="layout" svg:x1="16.3cm" svg:y1="14.6cm" svg:x2="15.7cm" svg:y2="14.6cm">
          <text:p/>
        </draw:line>
        <draw:line draw:style-name="gr2" draw:text-style-name="P8" xml:id="id41" draw:id="id41" draw:layer="layout" svg:x1="22.4cm" svg:y1="12.004cm" svg:x2="22.4cm" svg:y2="13.201cm">
          <text:p/>
        </draw:line>
        <draw:line draw:style-name="gr2" draw:text-style-name="P8" xml:id="id42" draw:id="id42" draw:layer="layout" svg:x1="23cm" svg:y1="13.201cm" svg:x2="22.4cm" svg:y2="13.201cm">
          <text:p/>
        </draw:line>
        <draw:frame draw:style-name="gr8" draw:text-style-name="P42" draw:layer="layout" svg:width="2.839cm" svg:height="0.839cm" svg:x="15.9cm" svg:y="2.421cm">
          <draw:text-box>
            <text:p text:style-name="P40">Session 2</text:p>
          </draw:text-box>
        </draw:frame>
        <draw:line draw:style-name="gr2" draw:text-style-name="P8" draw:layer="layout" svg:x1="14.6cm" svg:y1="3.421cm" svg:x2="20.2cm" svg:y2="3.421cm">
          <text:p/>
        </draw:line>
        <draw:frame draw:style-name="gr8" draw:text-style-name="P42" draw:layer="layout" svg:width="2.839cm" svg:height="0.839cm" svg:x="22.7cm" svg:y="2.421cm">
          <draw:text-box>
            <text:p text:style-name="P40">Session 3</text:p>
          </draw:text-box>
        </draw:frame>
        <draw:line draw:style-name="gr2" draw:text-style-name="P8" draw:layer="layout" svg:x1="21.4cm" svg:y1="3.421cm" svg:x2="27cm" svg:y2="3.421cm">
          <text:p/>
        </draw:line>
        <draw:frame draw:style-name="gr8" draw:text-style-name="P42" draw:layer="layout" svg:width="2.839cm" svg:height="0.839cm" svg:x="9cm" svg:y="2.421cm">
          <draw:text-box>
            <text:p text:style-name="P40">Session 1</text:p>
          </draw:text-box>
        </draw:frame>
        <draw:line draw:style-name="gr2" draw:text-style-name="P8" draw:layer="layout" svg:x1="7.7cm" svg:y1="3.421cm" svg:x2="13.3cm" svg:y2="3.4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able-first-row" style:family="table-cell" style:parent-style-name="default">
      <loext:graphic-properties draw:fill="solid" draw:fill-color="#81d41a"/>
    </style:style>
    <style:style style:name="table-last-row" style:family="table-cell" style:parent-style-name="default">
      <loext:graphic-properties draw:fill="solid" draw:fill-color="#00a933"/>
      <style:text-properties fo:color="#ffffff" loext:opacity="100%" loext:color-lum-mod="100%" loext:color-lum-off="0%"/>
    </style:style>
    <style:style style:name="table-odd-rows" style:family="table-cell" style:parent-style-name="default">
      <loext:graphic-properties draw:fill="solid" draw:fill-color="#eeeeee"/>
    </style:style>
    <table:table-template table:name="table">
      <table:first-row table:style-name="table-first-row"/>
      <table:last-row table:style-name="table-last-row"/>
      <table:first-column table:style-name="default"/>
      <table:last-column table:style-name="default"/>
      <table:body table:style-name="default"/>
      <table:odd-rows table:style-name="table-odd-rows"/>
      <table:odd-columns table:style-name="default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ne_20_Column-outline2" style:display-name="One Column-outline2" style:family="presentation" style:parent-style-name="One_20_Column-outline1">
      <style:paragraph-properties fo:margin-top="0.4cm" fo:margin-bottom="0cm" fo:text-align="start"/>
      <style:text-properties fo:font-size="24pt" style:font-size-asian="24pt" style:font-size-complex="24pt" fo:hyphenate="false" loext:hyphenation-no-caps="false" loext:hyphenation-no-last-word="false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size="28pt" style:font-size-asian="28pt" style:font-size-complex="28pt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size="24pt" style:font-size-asian="24pt" style:font-size-complex="24pt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size="20pt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title">
      <style:graphic-properties draw:auto-grow-height="false" fo:min-height="2.63cm"/>
      <style:paragraph-properties style:writing-mode="lr-tb"/>
    </style:style>
    <style:style style:name="Mpr4" style:family="presentation" style:parent-style-name="One_20_Column-outline1">
      <style:graphic-properties fo:min-height="9.13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wo_20_columns-title">
      <style:graphic-properties draw:auto-grow-height="false" fo:min-height="2.63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auto-grow-height="false" fo:min-height="2.63cm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6.2cm" svg:height="1.829cm" svg:x="0.8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Sebastian Bär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Mpr3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Mpr7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office:forms form:automatic-focus="false" form:apply-design-mode="false"/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0" draw:layer="backgroundobjects" svg:width="25.199cm" svg:height="2.629cm" svg:x="1.4cm" svg:y="6.371cm" presentation:class="title">
        <draw:text-box>
          <text:p>Click to edit the title text format</text:p>
        </draw:text-box>
      </draw:frame>
      <draw:frame presentation:style-name="Section_20_header-outline1" draw:layer="backgroundobjects" svg:width="7.4cm" svg:height="2.8cm" svg:x="9.6cm" svg:y="10.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6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7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6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7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3:04.944795773</meta:creation-date>
    <meta:editing-duration>PT46M43S</meta:editing-duration>
    <meta:editing-cycles>7</meta:editing-cycles>
    <meta:generator>LibreOffice/7.5.3.2$Linux_X86_64 LibreOffice_project/50$Build-2</meta:generator>
    <dc:title>Portfolio</dc:title>
    <meta:initial-creator>Sebastian Bär</meta:initial-creator>
    <dc:date>2023-07-25T13:14:36.086946084</dc:date>
    <dc:creator>Sebastian Bär</dc:creator>
    <meta:document-statistic meta:object-count="225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ffffff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31cm" svg:height="9.138cm" xlink:href="." xlink:type="simple" chart:class="chart:bar" chart:style-name="ch1">
        <chart:title svg:x="7.024cm" svg:y="0.318cm" chart:style-name="ch2">
          <text:p>Fibonacci numbers express growing uncertainty</text:p>
        </chart:title>
        <chart:legend chart:legend-position="end" svg:x="20.297cm" svg:y="3.763cm" style:legend-expansion="high" chart:style-name="ch3"/>
        <chart:plot-area chart:style-name="ch4" chart:data-source-has-labels="both" svg:x="1.479cm" svg:y="1.305cm" svg:width="18.34cm" svg:height="6.68cm">
          <chart:coordinate-region svg:x="2.111cm" svg:y="1.507cm" svg:width="17.708cm" svg:height="5.825cm"/>
          <chart:axis chart:dimension="x" chart:name="primary-x" chart:style-name="ch5" chartooo:axis-type="auto">
            <chartooo:date-scale/>
            <chart:title svg:x="9.491cm" svg:y="8.167cm" chart:style-name="ch6">
              <text:p>Estimated valu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136cm" chart:style-name="ch8">
              <text:p>Actual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estimated</text:p>
              </table:table-cell>
              <table:table-cell office:value-type="string">
                <text:p>Perfect estimation</text:p>
              </table:table-cell>
              <table:table-cell office:value-type="string">
                <text:p>Under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